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5905" officeooo:paragraph-rsid="00075905"/>
    </style:style>
    <style:style style:name="P2" style:family="paragraph" style:parent-style-name="Standard">
      <style:text-properties officeooo:rsid="00090d16" officeooo:paragraph-rsid="00090d16"/>
    </style:style>
    <style:style style:name="P3" style:family="paragraph" style:parent-style-name="Standard">
      <style:text-properties officeooo:rsid="000af66a" officeooo:paragraph-rsid="000af66a"/>
    </style:style>
    <style:style style:name="T1" style:family="text">
      <style:text-properties officeooo:rsid="00090d16"/>
    </style:style>
    <style:style style:name="T2" style:family="text">
      <style:text-properties officeooo:rsid="000af66a"/>
    </style:style>
    <style:style style:name="T3" style:family="text">
      <style:text-properties officeooo:rsid="000cac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dea de negocio</text:p>
      <text:p text:style-name="P3">El negocio que deseo emprender es una empresa de desarrollo de aplicaciones multiplataforma para teléfonos móviles, cubriendo el área de aplicaciones libres de propósito general <text:span text:style-name="T3">y aplicaciones personalizadas (a medida) para negocios en concreto.</text:span></text:p>
      <text:p text:style-name="P1"/>
      <text:p text:style-name="P2">Motivos</text:p>
      <text:p text:style-name="P1">Desde hace un tiempo siempre he tenido la necesidad de emprender, pero las ideas que he tenido siempre necesitaban de una inversión inicial fuerte y veía muy <text:span text:style-name="T1">arriesgado iniciar la actividad.</text:span></text:p>
      <text:p text:style-name="P2">Actualmente y con los conocimientos que estoy adquiriendo He encontrado una actividad que no necesita de mucha inversión, por este motivo he decidido emprender.</text:p>
      <text:p text:style-name="P2"/>
      <text:p text:style-name="P2">Motivación</text:p>
      <text:p text:style-name="P2">Estoy muy motivado e ilusionado en emprender <text:span text:style-name="T2">este nuevo negocio ya que me veo con los conocimientos y el capital necesario para ello.</text:span></text:p>
      <text:p text:style-name="P2"/>
      <text:p text:style-name="P3">Riesgo</text:p>
      <text:p text:style-name="P3">Como he mencionado anteriormente, esta actividad no supone mucho riesgo, ya que la inversión inicial es mínima.</text:p>
      <text:p text:style-name="P3"/>
      <text:p text:style-name="P3">Capital</text:p>
      <text:p text:style-name="P3">Si, dispongo del capital disponible.</text:p>
      <text:p text:style-name="P3"/>
      <text:p text:style-name="P3">Conocer el negocio</text:p>
      <text:p text:style-name="P3">No he trabajado ante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28:44.540763140</meta:creation-date>
    <meta:generator>LibreOffice/6.0.7.3$Linux_X86_64 LibreOffice_project/00m0$Build-3</meta:generator>
    <dc:date>2019-10-17T18:28:04.371854981</dc:date>
    <meta:editing-duration>PT1H16M11S</meta:editing-duration>
    <meta:editing-cycles>2</meta:editing-cycles>
    <meta:document-statistic meta:table-count="0" meta:image-count="0" meta:object-count="0" meta:page-count="2" meta:paragraph-count="14" meta:word-count="151" meta:character-count="978" meta:non-whitespace-character-count="840"/>
  </office:meta>
</office:document-meta>
</file>